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bin" svg:font-family="Cabin" style:font-family-generic="system" style:font-pitch="variable"/>
    <style:font-face style:name="Courier" svg:font-family="Courier" style:font-family-generic="modern" style:font-pitch="fixed" svg:panose-1="2 7 4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 fo:language="fr" fo:country="FR"/>
    </style:style>
    <style:style style:name="P2" style:parent-style-name="Standard" style:family="paragraph">
      <style:text-properties style:font-name="Cabin" fo:language="fr" fo:country="FR"/>
    </style:style>
    <style:style style:name="P3" style:parent-style-name="Standard" style:family="paragraph">
      <style:text-properties style:font-name="Cabin" fo:language="fr" fo:country="FR"/>
    </style:style>
    <style:style style:name="P4" style:parent-style-name="Standard" style:family="paragraph">
      <style:text-properties style:font-name="Cabin" fo:language="fr" fo:country="FR"/>
    </style:style>
    <style:style style:name="P5" style:parent-style-name="Standard" style:family="paragraph">
      <style:paragraph-properties fo:border="0.0034in solid #000000" fo:padding="0.0972in" style:shadow="none" fo:background-color="#9999FF">
        <style:background-fill draw:fill="solid" draw:fill-color="#9999FF"/>
      </style:paragraph-properties>
    </style:style>
    <style:style style:name="T6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7" style:parent-style-name="Policepardéfaut" style:family="text">
      <style:text-properties style:font-name="Cabin" fo:language="fr" fo:country="FR"/>
    </style:style>
    <style:style style:name="P8" style:parent-style-name="Standard" style:family="paragraph">
      <style:paragraph-properties fo:border="0.0034in solid #000000" fo:padding="0.0972in" style:shadow="none" fo:background-color="#9999FF">
        <style:background-fill draw:fill="solid" draw:fill-color="#9999FF"/>
      </style:paragraph-properties>
    </style:style>
    <style:style style:name="T9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Cabin" fo:language="fr" fo:country="FR"/>
    </style:style>
    <style:style style:name="P11" style:parent-style-name="Standard" style:family="paragraph">
      <style:text-properties style:font-name="Cabin" fo:language="fr" fo:country="FR"/>
    </style:style>
    <style:style style:name="P12" style:parent-style-name="Standard" style:family="paragraph">
      <style:text-properties style:font-name="Cabin" fo:language="fr" fo:country="FR"/>
    </style:style>
    <style:style style:name="P13" style:parent-style-name="Standard" style:family="paragraph">
      <style:text-properties style:font-name="Cabin" fo:language="fr" fo:country="FR"/>
    </style:style>
    <style:style style:name="P14" style:parent-style-name="Standard" style:family="paragraph">
      <style:paragraph-properties fo:border="0.0034in solid #000000" fo:padding="0.0972in" style:shadow="none" fo:background-color="#B2B2B2">
        <style:background-fill draw:fill="solid" draw:fill-color="#B2B2B2"/>
      </style:paragraph-properties>
      <style:text-properties style:font-name="Cabin" fo:font-weight="bold" style:font-weight-asian="bold" style:font-weight-complex="bold" fo:language="fr" fo:country="FR"/>
    </style:style>
    <style:style style:name="P15" style:parent-style-name="Standard" style:family="paragraph">
      <style:text-properties style:font-name="Cabin" fo:language="fr" fo:country="FR"/>
    </style:style>
    <style:style style:name="P16" style:parent-style-name="Standard" style:family="paragraph">
      <style:text-properties style:font-name="Cabin" fo:language="fr" fo:country="FR"/>
    </style:style>
    <style:style style:name="P17" style:parent-style-name="Standard" style:family="paragraph">
      <style:text-properties style:font-name="Cabin" fo:language="fr" fo:country="FR"/>
    </style:style>
    <style:style style:name="P18" style:parent-style-name="Standard" style:family="paragraph">
      <style:text-properties style:font-name="Cabin" fo:language="fr" fo:country="FR"/>
    </style:style>
    <style:style style:name="T19" style:parent-style-name="Policepardéfaut" style:family="text">
      <style:text-properties style:font-name="Cabin" fo:language="fr" fo:country="FR"/>
    </style:style>
    <style:style style:name="T20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21" style:parent-style-name="Policepardéfaut" style:family="text">
      <style:text-properties style:font-name="Cabin" fo:language="fr" fo:country="FR"/>
    </style:style>
    <style:style style:name="P22" style:parent-style-name="Standard" style:family="paragraph">
      <style:paragraph-properties fo:text-align="justify"/>
      <style:text-properties style:font-name="Cabin"/>
    </style:style>
    <style:style style:name="P23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1E1F22"/>
      </style:paragraph-properties>
      <style:text-properties fo:hyphenate="true"/>
    </style:style>
    <style:style style:name="T2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9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6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3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5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56" style:parent-style-name="Standard" style:family="paragraph">
      <style:paragraph-properties fo:text-align="justify"/>
      <style:text-properties style:font-name="Cabin"/>
    </style:style>
    <style:style style:name="P57" style:parent-style-name="Standard" style:family="paragraph">
      <style:paragraph-properties fo:text-align="justify"/>
    </style:style>
    <style:style style:name="T58" style:parent-style-name="Policepardéfaut" style:family="text">
      <style:text-properties style:font-name="Cabin" fo:language="fr" fo:country="FR"/>
    </style:style>
    <style:style style:name="T59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60" style:parent-style-name="Policepardéfaut" style:family="text">
      <style:text-properties style:font-name="Cabin" fo:language="fr" fo:country="FR"/>
    </style:style>
    <style:style style:name="P61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62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63" style:parent-style-name="Standard" style:family="paragraph">
      <style:paragraph-properties fo:text-align="justify"/>
      <style:text-properties style:font-name="Cabin" fo:language="fr" fo:country="FR"/>
    </style:style>
    <style:style style:name="P64" style:parent-style-name="Standard" style:family="paragraph">
      <style:paragraph-properties fo:text-align="justify"/>
    </style:style>
    <style:style style:name="T65" style:parent-style-name="Policepardéfaut" style:family="text">
      <style:text-properties style:font-name="Cabin" fo:language="fr" fo:country="FR"/>
    </style:style>
    <style:style style:name="T66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67" style:parent-style-name="Policepardéfaut" style:family="text">
      <style:text-properties style:font-name="Cabin" fo:language="fr" fo:country="FR"/>
    </style:style>
    <style:style style:name="P68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69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70" style:parent-style-name="Standard" style:family="paragraph">
      <style:paragraph-properties fo:text-align="justify"/>
      <style:text-properties style:font-name="Cabin" fo:language="fr" fo:country="FR"/>
    </style:style>
    <style:style style:name="P71" style:parent-style-name="Standard" style:family="paragraph">
      <style:paragraph-properties fo:text-align="justify"/>
    </style:style>
    <style:style style:name="T72" style:parent-style-name="Policepardéfaut" style:family="text">
      <style:text-properties style:font-name="Cabin" fo:language="fr" fo:country="FR"/>
    </style:style>
    <style:style style:name="T73" style:parent-style-name="Policepardéfaut" style:family="text">
      <style:text-properties style:font-name="Courier" fo:language="fr" fo:country="FR"/>
    </style:style>
    <style:style style:name="T74" style:parent-style-name="Policepardéfaut" style:family="text">
      <style:text-properties style:font-name="Cabin" fo:language="fr" fo:country="FR"/>
    </style:style>
    <style:style style:name="P75" style:parent-style-name="Standard" style:family="paragraph">
      <style:paragraph-properties fo:text-align="justify"/>
      <style:text-properties style:font-name="Cabin" fo:language="fr" fo:country="FR"/>
    </style:style>
    <style:style style:name="P76" style:parent-style-name="Standard" style:family="paragraph">
      <style:paragraph-properties fo:text-align="justify"/>
    </style:style>
    <style:style style:name="T77" style:parent-style-name="Policepardéfaut" style:family="text">
      <style:text-properties style:font-name="Cabin"/>
    </style:style>
    <style:style style:name="T78" style:parent-style-name="Policepardéfaut" style:family="text">
      <style:text-properties style:font-name="Courier"/>
    </style:style>
    <style:style style:name="P79" style:parent-style-name="PréformatéHTML" style:family="paragraph">
      <style:paragraph-properties fo:background-color="#1E1F22">
        <style:background-fill draw:fill="solid" draw:fill-color="#1E1F22"/>
      </style:paragraph-properties>
    </style:style>
    <style:style style:name="T80" style:parent-style-name="Policepardéfaut" style:family="text">
      <style:text-properties fo:color="#CF8E6D" fo:language="en" fo:country="US"/>
    </style:style>
    <style:style style:name="T81" style:parent-style-name="Policepardéfaut" style:family="text">
      <style:text-properties fo:color="#56A8F5" fo:language="en" fo:country="US"/>
    </style:style>
    <style:style style:name="T82" style:parent-style-name="Policepardéfaut" style:family="text">
      <style:text-properties fo:color="#BCBEC4" fo:language="en" fo:country="US"/>
    </style:style>
    <style:style style:name="T83" style:parent-style-name="Policepardéfaut" style:family="text">
      <style:text-properties fo:color="#BCBEC4" fo:language="en" fo:country="US"/>
    </style:style>
    <style:style style:name="T84" style:parent-style-name="Policepardéfaut" style:family="text">
      <style:text-properties fo:color="#7A7E85" fo:language="en" fo:country="US"/>
    </style:style>
    <style:style style:name="T85" style:parent-style-name="Policepardéfaut" style:family="text">
      <style:text-properties fo:color="#7A7E85" fo:language="en" fo:country="US"/>
    </style:style>
    <style:style style:name="T86" style:parent-style-name="Policepardéfaut" style:family="text">
      <style:text-properties fo:color="#BCBEC4" fo:language="en" fo:country="US"/>
    </style:style>
    <style:style style:name="T87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88" style:parent-style-name="Policepardéfaut" style:family="text">
      <style:text-properties fo:color="#BCBEC4" fo:language="en" fo:country="US"/>
    </style:style>
    <style:style style:name="T89" style:parent-style-name="Policepardéfaut" style:family="text">
      <style:text-properties fo:color="#6AAB73" fo:language="en" fo:country="US"/>
    </style:style>
    <style:style style:name="T90" style:parent-style-name="Policepardéfaut" style:family="text">
      <style:text-properties fo:color="#BCBEC4" fo:language="en" fo:country="US"/>
    </style:style>
    <style:style style:name="T91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92" style:parent-style-name="Policepardéfaut" style:family="text">
      <style:text-properties fo:color="#BCBEC4" fo:language="en" fo:country="US"/>
    </style:style>
    <style:style style:name="T93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94" style:parent-style-name="Policepardéfaut" style:family="text">
      <style:text-properties fo:color="#BCBEC4" fo:language="en" fo:country="US"/>
    </style:style>
    <style:style style:name="T95" style:parent-style-name="Policepardéfaut" style:family="text">
      <style:text-properties fo:color="#CF8E6D" fo:language="en" fo:country="US"/>
    </style:style>
    <style:style style:name="T96" style:parent-style-name="Policepardéfaut" style:family="text">
      <style:text-properties fo:color="#BCBEC4" fo:language="en" fo:country="US"/>
    </style:style>
    <style:style style:name="T97" style:parent-style-name="Policepardéfaut" style:family="text">
      <style:text-properties fo:color="#6AAB73" fo:language="en" fo:country="US"/>
    </style:style>
    <style:style style:name="T98" style:parent-style-name="Policepardéfaut" style:family="text">
      <style:text-properties fo:color="#BCBEC4" fo:language="en" fo:country="US"/>
    </style:style>
    <style:style style:name="T99" style:parent-style-name="Policepardéfaut" style:family="text">
      <style:text-properties fo:color="#6AAB73" fo:language="en" fo:country="US"/>
    </style:style>
    <style:style style:name="T100" style:parent-style-name="Policepardéfaut" style:family="text">
      <style:text-properties fo:color="#BCBEC4" fo:language="en" fo:country="US"/>
    </style:style>
    <style:style style:name="T101" style:parent-style-name="Policepardéfaut" style:family="text">
      <style:text-properties fo:color="#6AAB73" fo:language="en" fo:country="US"/>
    </style:style>
    <style:style style:name="T102" style:parent-style-name="Policepardéfaut" style:family="text">
      <style:text-properties fo:color="#BCBEC4" fo:language="en" fo:country="US"/>
    </style:style>
    <style:style style:name="T103" style:parent-style-name="Policepardéfaut" style:family="text">
      <style:text-properties fo:color="#CF8E6D" fo:language="en" fo:country="US"/>
    </style:style>
    <style:style style:name="T104" style:parent-style-name="Policepardéfaut" style:family="text">
      <style:text-properties fo:color="#BCBEC4" fo:language="en" fo:country="US"/>
    </style:style>
    <style:style style:name="T105" style:parent-style-name="Policepardéfaut" style:family="text">
      <style:text-properties fo:color="#2AACB8" fo:language="en" fo:country="US"/>
    </style:style>
    <style:style style:name="T106" style:parent-style-name="Policepardéfaut" style:family="text">
      <style:text-properties fo:color="#BCBEC4" fo:language="en" fo:country="US"/>
    </style:style>
    <style:style style:name="T107" style:parent-style-name="Policepardéfaut" style:family="text">
      <style:text-properties fo:color="#2AACB8" fo:language="en" fo:country="US"/>
    </style:style>
    <style:style style:name="T108" style:parent-style-name="Policepardéfaut" style:family="text">
      <style:text-properties fo:color="#BCBEC4" fo:language="en" fo:country="US"/>
    </style:style>
    <style:style style:name="T109" style:parent-style-name="Policepardéfaut" style:family="text">
      <style:text-properties fo:color="#2AACB8" fo:language="en" fo:country="US"/>
    </style:style>
    <style:style style:name="T110" style:parent-style-name="Policepardéfaut" style:family="text">
      <style:text-properties fo:color="#BCBEC4" fo:language="en" fo:country="US"/>
    </style:style>
    <style:style style:name="T111" style:parent-style-name="Policepardéfaut" style:family="text">
      <style:text-properties fo:color="#6AAB73" fo:language="en" fo:country="US"/>
    </style:style>
    <style:style style:name="T112" style:parent-style-name="Policepardéfaut" style:family="text">
      <style:text-properties fo:color="#BCBEC4" fo:language="en" fo:country="US"/>
    </style:style>
    <style:style style:name="T113" style:parent-style-name="Policepardéfaut" style:family="text">
      <style:text-properties fo:color="#6AAB73" fo:language="en" fo:country="US"/>
    </style:style>
    <style:style style:name="T114" style:parent-style-name="Policepardéfaut" style:family="text">
      <style:text-properties fo:color="#BCBEC4" fo:language="en" fo:country="US"/>
    </style:style>
    <style:style style:name="T115" style:parent-style-name="Policepardéfaut" style:family="text">
      <style:text-properties fo:color="#BCBEC4" fo:language="en" fo:country="US"/>
    </style:style>
    <style:style style:name="T116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117" style:parent-style-name="Policepardéfaut" style:family="text">
      <style:text-properties fo:color="#BCBEC4" fo:language="en" fo:country="US"/>
    </style:style>
    <style:style style:name="T118" style:parent-style-name="Policepardéfaut" style:family="text">
      <style:text-properties fo:color="#6AAB73" fo:language="en" fo:country="US"/>
    </style:style>
    <style:style style:name="T119" style:parent-style-name="Policepardéfaut" style:family="text">
      <style:text-properties fo:color="#BCBEC4" fo:language="en" fo:country="US"/>
    </style:style>
    <style:style style:name="T120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121" style:parent-style-name="Policepardéfaut" style:family="text">
      <style:text-properties fo:color="#BCBEC4" fo:language="en" fo:country="US"/>
    </style:style>
    <style:style style:name="T122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123" style:parent-style-name="Policepardéfaut" style:family="text">
      <style:text-properties fo:color="#BCBEC4" fo:language="en" fo:country="US"/>
    </style:style>
    <style:style style:name="T124" style:parent-style-name="Policepardéfaut" style:family="text">
      <style:text-properties fo:color="#CF8E6D" fo:language="en" fo:country="US"/>
    </style:style>
    <style:style style:name="T125" style:parent-style-name="Policepardéfaut" style:family="text">
      <style:text-properties fo:color="#BCBEC4" fo:language="en" fo:country="US"/>
    </style:style>
    <style:style style:name="T126" style:parent-style-name="Policepardéfaut" style:family="text">
      <style:text-properties fo:color="#6AAB73" fo:language="en" fo:country="US"/>
    </style:style>
    <style:style style:name="T127" style:parent-style-name="Policepardéfaut" style:family="text">
      <style:text-properties fo:color="#BCBEC4" fo:language="en" fo:country="US"/>
    </style:style>
    <style:style style:name="T128" style:parent-style-name="Policepardéfaut" style:family="text">
      <style:text-properties fo:color="#6AAB73" fo:language="en" fo:country="US"/>
    </style:style>
    <style:style style:name="T129" style:parent-style-name="Policepardéfaut" style:family="text">
      <style:text-properties fo:color="#BCBEC4" fo:language="en" fo:country="US"/>
    </style:style>
    <style:style style:name="T130" style:parent-style-name="Policepardéfaut" style:family="text">
      <style:text-properties fo:color="#6AAB73" fo:language="en" fo:country="US"/>
    </style:style>
    <style:style style:name="T131" style:parent-style-name="Policepardéfaut" style:family="text">
      <style:text-properties fo:color="#BCBEC4" fo:language="en" fo:country="US"/>
    </style:style>
    <style:style style:name="T132" style:parent-style-name="Policepardéfaut" style:family="text">
      <style:text-properties fo:color="#CF8E6D" fo:language="en" fo:country="US"/>
    </style:style>
    <style:style style:name="T133" style:parent-style-name="Policepardéfaut" style:family="text">
      <style:text-properties fo:color="#BCBEC4" fo:language="en" fo:country="US"/>
    </style:style>
    <style:style style:name="T134" style:parent-style-name="Policepardéfaut" style:family="text">
      <style:text-properties fo:color="#2AACB8" fo:language="en" fo:country="US"/>
    </style:style>
    <style:style style:name="T135" style:parent-style-name="Policepardéfaut" style:family="text">
      <style:text-properties fo:color="#BCBEC4" fo:language="en" fo:country="US"/>
    </style:style>
    <style:style style:name="T136" style:parent-style-name="Policepardéfaut" style:family="text">
      <style:text-properties fo:color="#2AACB8" fo:language="en" fo:country="US"/>
    </style:style>
    <style:style style:name="T137" style:parent-style-name="Policepardéfaut" style:family="text">
      <style:text-properties fo:color="#BCBEC4" fo:language="en" fo:country="US"/>
    </style:style>
    <style:style style:name="T138" style:parent-style-name="Policepardéfaut" style:family="text">
      <style:text-properties fo:color="#2AACB8" fo:language="en" fo:country="US"/>
    </style:style>
    <style:style style:name="T139" style:parent-style-name="Policepardéfaut" style:family="text">
      <style:text-properties fo:color="#BCBEC4" fo:language="en" fo:country="US"/>
    </style:style>
    <style:style style:name="T140" style:parent-style-name="Policepardéfaut" style:family="text">
      <style:text-properties fo:color="#6AAB73"/>
    </style:style>
    <style:style style:name="T141" style:parent-style-name="Policepardéfaut" style:family="text">
      <style:text-properties fo:color="#BCBEC4"/>
    </style:style>
    <style:style style:name="T142" style:parent-style-name="Policepardéfaut" style:family="text">
      <style:text-properties fo:color="#6AAB73"/>
    </style:style>
    <style:style style:name="T143" style:parent-style-name="Policepardéfaut" style:family="text">
      <style:text-properties fo:color="#BCBEC4"/>
    </style:style>
    <style:style style:name="T144" style:parent-style-name="Policepardéfaut" style:family="text">
      <style:text-properties fo:color="#BCBEC4"/>
    </style:style>
    <style:style style:name="P145" style:parent-style-name="Standard" style:family="paragraph">
      <style:paragraph-properties fo:text-align="justify"/>
      <style:text-properties style:font-name="Cabin" fo:language="fr" fo:country="FR"/>
    </style:style>
    <style:style style:name="P146" style:parent-style-name="Standard" style:family="paragraph">
      <style:paragraph-properties fo:text-align="justify"/>
      <style:text-properties style:font-name="Cabin" fo:language="fr" fo:country="FR"/>
    </style:style>
    <style:style style:name="P147" style:parent-style-name="Standard" style:family="paragraph">
      <style:paragraph-properties fo:text-align="justify"/>
      <style:text-properties style:font-name="Cabin" fo:language="fr" fo:country="FR"/>
    </style:style>
    <style:style style:name="P148" style:parent-style-name="Standard" style:family="paragraph">
      <style:paragraph-properties fo:text-align="justify"/>
      <style:text-properties style:font-name="Cabin" fo:language="fr" fo:country="FR"/>
    </style:style>
    <style:style style:name="P149" style:parent-style-name="Standard" style:family="paragraph">
      <style:paragraph-properties fo:text-align="justify"/>
      <style:text-properties style:font-name="Cabin"/>
    </style:style>
    <style:style style:name="P150" style:parent-style-name="PréformatéHTML" style:family="paragraph">
      <style:paragraph-properties fo:background-color="#1E1F22">
        <style:background-fill draw:fill="solid" draw:fill-color="#1E1F22"/>
      </style:paragraph-properties>
    </style:style>
    <style:style style:name="T151" style:parent-style-name="Policepardéfaut" style:family="text">
      <style:text-properties fo:color="#CF8E6D" fo:language="en" fo:country="US"/>
    </style:style>
    <style:style style:name="T152" style:parent-style-name="Policepardéfaut" style:family="text">
      <style:text-properties fo:color="#56A8F5" fo:language="en" fo:country="US"/>
    </style:style>
    <style:style style:name="T153" style:parent-style-name="Policepardéfaut" style:family="text">
      <style:text-properties fo:color="#BCBEC4" fo:language="en" fo:country="US"/>
    </style:style>
    <style:style style:name="T154" style:parent-style-name="Policepardéfaut" style:family="text">
      <style:text-properties fo:color="#CF8E6D" fo:language="en" fo:country="US"/>
    </style:style>
    <style:style style:name="T155" style:parent-style-name="Policepardéfaut" style:family="text">
      <style:text-properties fo:color="#BCBEC4" fo:language="en" fo:country="US"/>
    </style:style>
    <style:style style:name="T156" style:parent-style-name="Policepardéfaut" style:family="text">
      <style:text-properties fo:color="#BCBEC4" fo:language="en" fo:country="US"/>
    </style:style>
    <style:style style:name="T157" style:parent-style-name="Policepardéfaut" style:family="text">
      <style:text-properties fo:color="#CF8E6D" fo:language="en" fo:country="US"/>
    </style:style>
    <style:style style:name="T158" style:parent-style-name="Policepardéfaut" style:family="text">
      <style:text-properties fo:color="#BCBEC4" fo:language="en" fo:country="US"/>
    </style:style>
    <style:style style:name="T159" style:parent-style-name="Policepardéfaut" style:family="text">
      <style:text-properties fo:color="#BCBEC4" fo:language="en" fo:country="US"/>
    </style:style>
    <style:style style:name="T160" style:parent-style-name="Policepardéfaut" style:family="text">
      <style:text-properties fo:color="#6AAB73" fo:language="en" fo:country="US"/>
    </style:style>
    <style:style style:name="T161" style:parent-style-name="Policepardéfaut" style:family="text">
      <style:text-properties fo:color="#BCBEC4" fo:language="en" fo:country="US"/>
    </style:style>
    <style:style style:name="T162" style:parent-style-name="Policepardéfaut" style:family="text">
      <style:text-properties fo:color="#BCBEC4" fo:language="en" fo:country="US"/>
    </style:style>
    <style:style style:name="T163" style:parent-style-name="Policepardéfaut" style:family="text">
      <style:text-properties fo:color="#CF8E6D" fo:language="en" fo:country="US"/>
    </style:style>
    <style:style style:name="T164" style:parent-style-name="Policepardéfaut" style:family="text">
      <style:text-properties fo:color="#BCBEC4" fo:language="en" fo:country="US"/>
    </style:style>
    <style:style style:name="T165" style:parent-style-name="Policepardéfaut" style:family="text">
      <style:text-properties fo:color="#CF8E6D" fo:language="en" fo:country="US"/>
    </style:style>
    <style:style style:name="T166" style:parent-style-name="Policepardéfaut" style:family="text">
      <style:text-properties fo:color="#BCBEC4" fo:language="en" fo:country="US"/>
    </style:style>
    <style:style style:name="T167" style:parent-style-name="Policepardéfaut" style:family="text">
      <style:text-properties fo:color="#2AACB8" fo:language="en" fo:country="US"/>
    </style:style>
    <style:style style:name="T168" style:parent-style-name="Policepardéfaut" style:family="text">
      <style:text-properties fo:color="#BCBEC4" fo:language="en" fo:country="US"/>
    </style:style>
    <style:style style:name="T169" style:parent-style-name="Policepardéfaut" style:family="text">
      <style:text-properties fo:color="#C77DBB" fo:language="en" fo:country="US"/>
    </style:style>
    <style:style style:name="T170" style:parent-style-name="Policepardéfaut" style:family="text">
      <style:text-properties fo:color="#BCBEC4" fo:language="en" fo:country="US"/>
    </style:style>
    <style:style style:name="T171" style:parent-style-name="Policepardéfaut" style:family="text">
      <style:text-properties fo:color="#BCBEC4" fo:language="en" fo:country="US"/>
    </style:style>
    <style:style style:name="T172" style:parent-style-name="Policepardéfaut" style:family="text">
      <style:text-properties fo:color="#BCBEC4" fo:language="en" fo:country="US"/>
    </style:style>
    <style:style style:name="T173" style:parent-style-name="Policepardéfaut" style:family="text">
      <style:text-properties fo:color="#CF8E6D" fo:language="en" fo:country="US"/>
    </style:style>
    <style:style style:name="T174" style:parent-style-name="Policepardéfaut" style:family="text">
      <style:text-properties fo:color="#BCBEC4" fo:language="en" fo:country="US"/>
    </style:style>
    <style:style style:name="T175" style:parent-style-name="Policepardéfaut" style:family="text">
      <style:text-properties fo:color="#C77DBB" fo:language="en" fo:country="US"/>
    </style:style>
    <style:style style:name="T176" style:parent-style-name="Policepardéfaut" style:family="text">
      <style:text-properties fo:color="#BCBEC4" fo:language="en" fo:country="US"/>
    </style:style>
    <style:style style:name="T177" style:parent-style-name="Policepardéfaut" style:family="text">
      <style:text-properties fo:color="#2AACB8" fo:language="en" fo:country="US"/>
    </style:style>
    <style:style style:name="T178" style:parent-style-name="Policepardéfaut" style:family="text">
      <style:text-properties fo:color="#BCBEC4" fo:language="en" fo:country="US"/>
    </style:style>
    <style:style style:name="T179" style:parent-style-name="Policepardéfaut" style:family="text">
      <style:text-properties fo:color="#6AAB73" fo:language="en" fo:country="US"/>
    </style:style>
    <style:style style:name="T180" style:parent-style-name="Policepardéfaut" style:family="text">
      <style:text-properties fo:color="#BCBEC4" fo:language="en" fo:country="US"/>
    </style:style>
    <style:style style:name="T181" style:parent-style-name="Policepardéfaut" style:family="text">
      <style:text-properties fo:color="#BCBEC4" fo:language="en" fo:country="US"/>
    </style:style>
    <style:style style:name="T182" style:parent-style-name="Policepardéfaut" style:family="text">
      <style:text-properties fo:color="#BCBEC4" fo:language="en" fo:country="US"/>
    </style:style>
    <style:style style:name="T183" style:parent-style-name="Policepardéfaut" style:family="text">
      <style:text-properties fo:color="#6AAB73" fo:language="en" fo:country="US"/>
    </style:style>
    <style:style style:name="T184" style:parent-style-name="Policepardéfaut" style:family="text">
      <style:text-properties fo:color="#BCBEC4" fo:language="en" fo:country="US"/>
    </style:style>
    <style:style style:name="T185" style:parent-style-name="Policepardéfaut" style:family="text">
      <style:text-properties fo:color="#BCBEC4" fo:language="en" fo:country="US"/>
    </style:style>
    <style:style style:name="T186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187" style:parent-style-name="Policepardéfaut" style:family="text">
      <style:text-properties fo:color="#BCBEC4" fo:language="en" fo:country="US"/>
    </style:style>
    <style:style style:name="T188" style:parent-style-name="Policepardéfaut" style:family="text">
      <style:text-properties fo:color="#BCBEC4" fo:language="en" fo:country="US"/>
    </style:style>
    <style:style style:name="P189" style:parent-style-name="Standard" style:family="paragraph">
      <style:paragraph-properties fo:text-align="justify"/>
      <style:text-properties style:font-name="Cabin"/>
    </style:style>
    <style:style style:name="P190" style:parent-style-name="Standard" style:family="paragraph">
      <style:paragraph-properties fo:text-align="justify"/>
      <style:text-properties style:font-name="Cabin" fo:language="fr" fo:country="FR"/>
    </style:style>
    <style:style style:name="P191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abin" fo:language="fr" fo:country="FR"/>
    </style:style>
    <style:style style:name="P192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abin" fo:language="fr" fo:country="FR"/>
    </style:style>
    <style:style style:name="P193" style:parent-style-name="Standard" style:family="paragraph">
      <style:paragraph-properties fo:text-align="justify"/>
      <style:text-properties style:font-name="Cabin" fo:language="fr" fo:country="FR"/>
    </style:style>
    <style:style style:name="P194" style:parent-style-name="Standard" style:family="paragraph">
      <style:paragraph-properties fo:text-align="justify"/>
      <style:text-properties style:font-name="Cabin" fo:language="fr" fo:country="FR"/>
    </style:style>
    <style:style style:name="P195" style:parent-style-name="Standard" style:family="paragraph">
      <style:paragraph-properties fo:text-align="justify"/>
      <style:text-properties style:font-name="Cabin" fo:language="fr" fo:country="FR"/>
    </style:style>
    <style:style style:name="P196" style:parent-style-name="Standard" style:family="paragraph">
      <style:paragraph-properties fo:text-align="justify"/>
      <style:text-properties style:font-name="Cabin" fo:language="fr" fo:country="FR"/>
    </style:style>
    <style:style style:name="P197" style:parent-style-name="Standard" style:family="paragraph">
      <style:paragraph-properties fo:text-align="justify"/>
      <style:text-properties style:font-name="Cabin" fo:language="fr" fo:country="FR"/>
    </style:style>
    <style:style style:name="P198" style:parent-style-name="PréformatéHTML" style:family="paragraph">
      <style:paragraph-properties fo:background-color="#1E1F22">
        <style:background-fill draw:fill="solid" draw:fill-color="#1E1F22"/>
      </style:paragraph-properties>
    </style:style>
    <style:style style:name="T199" style:parent-style-name="Policepardéfaut" style:family="text">
      <style:text-properties fo:color="#CF8E6D"/>
    </style:style>
    <style:style style:name="T200" style:parent-style-name="Policepardéfaut" style:family="text">
      <style:text-properties fo:color="#56A8F5"/>
    </style:style>
    <style:style style:name="T201" style:parent-style-name="Policepardéfaut" style:family="text">
      <style:text-properties fo:color="#BCBEC4"/>
    </style:style>
    <style:style style:name="T202" style:parent-style-name="Policepardéfaut" style:family="text">
      <style:text-properties fo:color="#CF8E6D"/>
    </style:style>
    <style:style style:name="T203" style:parent-style-name="Policepardéfaut" style:family="text">
      <style:text-properties fo:color="#BCBEC4"/>
    </style:style>
    <style:style style:name="T204" style:parent-style-name="Policepardéfaut" style:family="text">
      <style:text-properties fo:color="#BCBEC4"/>
    </style:style>
    <style:style style:name="T205" style:parent-style-name="Policepardéfaut" style:family="text">
      <style:text-properties fo:color="#CF8E6D"/>
    </style:style>
    <style:style style:name="T206" style:parent-style-name="Policepardéfaut" style:family="text">
      <style:text-properties fo:color="#BCBEC4"/>
    </style:style>
    <style:style style:name="T207" style:parent-style-name="Policepardéfaut" style:family="text">
      <style:text-properties fo:color="#C77DBB"/>
    </style:style>
    <style:style style:name="T208" style:parent-style-name="Policepardéfaut" style:family="text">
      <style:text-properties fo:color="#BCBEC4"/>
    </style:style>
    <style:style style:name="T209" style:parent-style-name="Policepardéfaut" style:family="text">
      <style:text-properties fo:color="#2AACB8"/>
    </style:style>
    <style:style style:name="T210" style:parent-style-name="Policepardéfaut" style:family="text">
      <style:text-properties fo:color="#BCBEC4"/>
    </style:style>
    <style:style style:name="T211" style:parent-style-name="Policepardéfaut" style:family="text">
      <style:text-properties fo:color="#CF8E6D"/>
    </style:style>
    <style:style style:name="T212" style:parent-style-name="Policepardéfaut" style:family="text">
      <style:text-properties fo:color="#BCBEC4"/>
    </style:style>
    <style:style style:name="T213" style:parent-style-name="Policepardéfaut" style:family="text">
      <style:text-properties fo:font-style="italic" style:font-style-asian="italic" style:font-style-complex="italic" fo:color="#C77DBB"/>
    </style:style>
    <style:style style:name="T214" style:parent-style-name="Policepardéfaut" style:family="text">
      <style:text-properties fo:color="#BCBEC4"/>
    </style:style>
    <style:style style:name="T215" style:parent-style-name="Policepardéfaut" style:family="text">
      <style:text-properties fo:color="#7A7E85"/>
    </style:style>
    <style:style style:name="T216" style:parent-style-name="Policepardéfaut" style:family="text">
      <style:text-properties fo:color="#7A7E85"/>
    </style:style>
    <style:style style:name="T217" style:parent-style-name="Policepardéfaut" style:family="text">
      <style:text-properties fo:color="#CF8E6D"/>
    </style:style>
    <style:style style:name="T218" style:parent-style-name="Policepardéfaut" style:family="text">
      <style:text-properties fo:color="#BCBEC4"/>
    </style:style>
    <style:style style:name="T219" style:parent-style-name="Policepardéfaut" style:family="text">
      <style:text-properties fo:color="#2AACB8"/>
    </style:style>
    <style:style style:name="T220" style:parent-style-name="Policepardéfaut" style:family="text">
      <style:text-properties fo:color="#BCBEC4"/>
    </style:style>
    <style:style style:name="T221" style:parent-style-name="Policepardéfaut" style:family="text">
      <style:text-properties fo:color="#BCBEC4"/>
    </style:style>
    <style:style style:name="T222" style:parent-style-name="Policepardéfaut" style:family="text">
      <style:text-properties fo:color="#CF8E6D"/>
    </style:style>
    <style:style style:name="T223" style:parent-style-name="Policepardéfaut" style:family="text">
      <style:text-properties fo:color="#BCBEC4"/>
    </style:style>
    <style:style style:name="T224" style:parent-style-name="Policepardéfaut" style:family="text">
      <style:text-properties fo:color="#CF8E6D"/>
    </style:style>
    <style:style style:name="T225" style:parent-style-name="Policepardéfaut" style:family="text">
      <style:text-properties fo:color="#BCBEC4"/>
    </style:style>
    <style:style style:name="T226" style:parent-style-name="Policepardéfaut" style:family="text">
      <style:text-properties fo:color="#2AACB8"/>
    </style:style>
    <style:style style:name="T227" style:parent-style-name="Policepardéfaut" style:family="text">
      <style:text-properties fo:color="#BCBEC4"/>
    </style:style>
    <style:style style:name="T228" style:parent-style-name="Policepardéfaut" style:family="text">
      <style:text-properties fo:color="#C77DBB"/>
    </style:style>
    <style:style style:name="T229" style:parent-style-name="Policepardéfaut" style:family="text">
      <style:text-properties fo:color="#BCBEC4"/>
    </style:style>
    <style:style style:name="T230" style:parent-style-name="Policepardéfaut" style:family="text">
      <style:text-properties fo:color="#BCBEC4"/>
    </style:style>
    <style:style style:name="T231" style:parent-style-name="Policepardéfaut" style:family="text">
      <style:text-properties fo:color="#CF8E6D"/>
    </style:style>
    <style:style style:name="T232" style:parent-style-name="Policepardéfaut" style:family="text">
      <style:text-properties fo:color="#BCBEC4"/>
    </style:style>
    <style:style style:name="T233" style:parent-style-name="Policepardéfaut" style:family="text">
      <style:text-properties fo:color="#BCBEC4"/>
    </style:style>
    <style:style style:name="T234" style:parent-style-name="Policepardéfaut" style:family="text">
      <style:text-properties fo:color="#BCBEC4"/>
    </style:style>
    <style:style style:name="T235" style:parent-style-name="Policepardéfaut" style:family="text">
      <style:text-properties fo:color="#CF8E6D"/>
    </style:style>
    <style:style style:name="T236" style:parent-style-name="Policepardéfaut" style:family="text">
      <style:text-properties fo:color="#BCBEC4"/>
    </style:style>
    <style:style style:name="T237" style:parent-style-name="Policepardéfaut" style:family="text">
      <style:text-properties fo:color="#BCBEC4"/>
    </style:style>
    <style:style style:name="P238" style:parent-style-name="Standard" style:family="paragraph">
      <style:paragraph-properties fo:text-align="justify"/>
      <style:text-properties style:font-name="Cabin" fo:language="fr" fo:country="FR"/>
    </style:style>
    <style:style style:name="P239" style:parent-style-name="Standard" style:family="paragraph">
      <style:paragraph-properties fo:text-align="justify"/>
      <style:text-properties style:font-name="Cabin" fo:language="fr" fo:country="FR"/>
    </style:style>
    <style:style style:name="P240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241" style:parent-style-name="PréformatéHTML" style:family="paragraph">
      <style:paragraph-properties fo:background-color="#1E1F22">
        <style:background-fill draw:fill="solid" draw:fill-color="#1E1F22"/>
      </style:paragraph-properties>
    </style:style>
    <style:style style:name="T242" style:parent-style-name="Policepardéfaut" style:family="text">
      <style:text-properties fo:color="#7A7E85" fo:language="en" fo:country="US"/>
    </style:style>
    <style:style style:name="T243" style:parent-style-name="Policepardéfaut" style:family="text">
      <style:text-properties fo:color="#7A7E85" fo:language="en" fo:country="US"/>
    </style:style>
    <style:style style:name="T244" style:parent-style-name="Policepardéfaut" style:family="text">
      <style:text-properties fo:color="#BCBEC4" fo:language="en" fo:country="US"/>
    </style:style>
    <style:style style:name="T245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246" style:parent-style-name="Policepardéfaut" style:family="text">
      <style:text-properties fo:color="#BCBEC4" fo:language="en" fo:country="US"/>
    </style:style>
    <style:style style:name="T247" style:parent-style-name="Policepardéfaut" style:family="text">
      <style:text-properties fo:color="#6AAB73" fo:language="en" fo:country="US"/>
    </style:style>
    <style:style style:name="T248" style:parent-style-name="Policepardéfaut" style:family="text">
      <style:text-properties fo:color="#BCBEC4" fo:language="en" fo:country="US"/>
    </style:style>
    <style:style style:name="T249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250" style:parent-style-name="Policepardéfaut" style:family="text">
      <style:text-properties fo:color="#BCBEC4" fo:language="en" fo:country="US"/>
    </style:style>
    <style:style style:name="T251" style:parent-style-name="Policepardéfaut" style:family="text">
      <style:text-properties fo:color="#CF8E6D" fo:language="en" fo:country="US"/>
    </style:style>
    <style:style style:name="T252" style:parent-style-name="Policepardéfaut" style:family="text">
      <style:text-properties fo:color="#BCBEC4" fo:language="en" fo:country="US"/>
    </style:style>
    <style:style style:name="T253" style:parent-style-name="Policepardéfaut" style:family="text">
      <style:text-properties fo:color="#2AACB8" fo:language="en" fo:country="US"/>
    </style:style>
    <style:style style:name="T254" style:parent-style-name="Policepardéfaut" style:family="text">
      <style:text-properties fo:color="#BCBEC4" fo:language="en" fo:country="US"/>
    </style:style>
    <style:style style:name="T255" style:parent-style-name="Policepardéfaut" style:family="text">
      <style:text-properties fo:color="#2AACB8" fo:language="en" fo:country="US"/>
    </style:style>
    <style:style style:name="T256" style:parent-style-name="Policepardéfaut" style:family="text">
      <style:text-properties fo:color="#BCBEC4" fo:language="en" fo:country="US"/>
    </style:style>
    <style:style style:name="T257" style:parent-style-name="Policepardéfaut" style:family="text">
      <style:text-properties fo:color="#2AACB8" fo:language="en" fo:country="US"/>
    </style:style>
    <style:style style:name="T258" style:parent-style-name="Policepardéfaut" style:family="text">
      <style:text-properties fo:color="#BCBEC4" fo:language="en" fo:country="US"/>
    </style:style>
    <style:style style:name="T259" style:parent-style-name="Policepardéfaut" style:family="text">
      <style:text-properties fo:color="#2AACB8" fo:language="en" fo:country="US"/>
    </style:style>
    <style:style style:name="T260" style:parent-style-name="Policepardéfaut" style:family="text">
      <style:text-properties fo:color="#BCBEC4" fo:language="en" fo:country="US"/>
    </style:style>
    <style:style style:name="T261" style:parent-style-name="Policepardéfaut" style:family="text">
      <style:text-properties fo:color="#6AAB73" fo:language="en" fo:country="US"/>
    </style:style>
    <style:style style:name="T262" style:parent-style-name="Policepardéfaut" style:family="text">
      <style:text-properties fo:color="#BCBEC4" fo:language="en" fo:country="US"/>
    </style:style>
    <style:style style:name="T263" style:parent-style-name="Policepardéfaut" style:family="text">
      <style:text-properties fo:color="#6AAB73" fo:language="en" fo:country="US"/>
    </style:style>
    <style:style style:name="T264" style:parent-style-name="Policepardéfaut" style:family="text">
      <style:text-properties fo:color="#BCBEC4" fo:language="en" fo:country="US"/>
    </style:style>
    <style:style style:name="T265" style:parent-style-name="Policepardéfaut" style:family="text">
      <style:text-properties fo:color="#BCBEC4" fo:language="en" fo:country="US"/>
    </style:style>
    <style:style style:name="T266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267" style:parent-style-name="Policepardéfaut" style:family="text">
      <style:text-properties fo:color="#BCBEC4" fo:language="en" fo:country="US"/>
    </style:style>
    <style:style style:name="T268" style:parent-style-name="Policepardéfaut" style:family="text">
      <style:text-properties fo:color="#6AAB73" fo:language="en" fo:country="US"/>
    </style:style>
    <style:style style:name="T269" style:parent-style-name="Policepardéfaut" style:family="text">
      <style:text-properties fo:color="#BCBEC4" fo:language="en" fo:country="US"/>
    </style:style>
    <style:style style:name="T270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271" style:parent-style-name="Policepardéfaut" style:family="text">
      <style:text-properties fo:color="#BCBEC4" fo:language="en" fo:country="US"/>
    </style:style>
    <style:style style:name="T272" style:parent-style-name="Policepardéfaut" style:family="text">
      <style:text-properties fo:color="#CF8E6D" fo:language="en" fo:country="US"/>
    </style:style>
    <style:style style:name="T273" style:parent-style-name="Policepardéfaut" style:family="text">
      <style:text-properties fo:color="#BCBEC4" fo:language="en" fo:country="US"/>
    </style:style>
    <style:style style:name="T274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275" style:parent-style-name="Policepardéfaut" style:family="text">
      <style:text-properties fo:color="#BCBEC4" fo:language="en" fo:country="US"/>
    </style:style>
    <style:style style:name="T276" style:parent-style-name="Policepardéfaut" style:family="text">
      <style:text-properties fo:color="#6AAB73" fo:language="en" fo:country="US"/>
    </style:style>
    <style:style style:name="T277" style:parent-style-name="Policepardéfaut" style:family="text">
      <style:text-properties fo:color="#BCBEC4" fo:language="en" fo:country="US"/>
    </style:style>
    <style:style style:name="T278" style:parent-style-name="Policepardéfaut" style:family="text">
      <style:text-properties fo:color="#6AAB73" fo:language="en" fo:country="US"/>
    </style:style>
    <style:style style:name="T279" style:parent-style-name="Policepardéfaut" style:family="text">
      <style:text-properties fo:color="#BCBEC4" fo:language="en" fo:country="US"/>
    </style:style>
    <style:style style:name="P280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/>
    </style:style>
    <style:style style:name="P281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/>
    </style:style>
    <style:style style:name="P282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/>
    </style:style>
    <style:style style:name="P283" style:parent-style-name="Standard" style:family="paragraph">
      <style:paragraph-properties fo:text-align="justify"/>
      <style:text-properties style:font-name="Cabin"/>
    </style:style>
    <style:style style:name="P284" style:parent-style-name="Standard" style:family="paragraph">
      <style:paragraph-properties fo:text-align="justify"/>
      <style:text-properties style:font-name="Cabin"/>
    </style:style>
    <style:style style:name="P285" style:parent-style-name="Standard" style:family="paragraph">
      <style:paragraph-properties fo:text-align="justify"/>
      <style:text-properties style:font-name="Cabin" fo:language="fr" fo:country="FR"/>
    </style:style>
    <style:style style:name="P286" style:parent-style-name="Standard" style:family="paragraph">
      <style:text-properties style:font-name="Cabin" fo:language="fr" fo:country="FR"/>
    </style:style>
    <style:style style:name="P287" style:parent-style-name="Standard" style:family="paragraph">
      <style:paragraph-properties fo:text-align="justify"/>
      <style:text-properties style:font-name="Cabin" fo:language="fr" fo:country="FR"/>
    </style:style>
    <style:style style:name="P288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1E1F22"/>
      </style:paragraph-properties>
      <style:text-properties fo:hyphenate="true"/>
    </style:style>
    <style:style style:name="T28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0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2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4" style:parent-style-name="DefaultParagraphFon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0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1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14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1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P317" style:parent-style-name="Standard" style:family="paragraph">
      <style:paragraph-properties fo:text-align="justify"/>
      <style:text-properties style:font-name="Cabin" fo:language="fr" fo:country="FR"/>
    </style:style>
    <style:style style:name="P318" style:parent-style-name="Standard" style:family="paragraph">
      <style:paragraph-properties fo:text-align="justify"/>
      <style:text-properties style:font-name="Cabin" fo:language="fr" fo:country="FR"/>
    </style:style>
    <style:style style:name="P319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320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1E1F22"/>
      </style:paragraph-properties>
      <style:text-properties fo:hyphenate="true"/>
    </style:style>
    <style:style style:name="T32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322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32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2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2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2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3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3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3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3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4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6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P366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367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368" style:parent-style-name="Standard" style:family="paragraph">
      <style:paragraph-properties fo:text-align="justify"/>
      <style:text-properties style:font-name="Cabin" fo:language="fr" fo:country="FR"/>
    </style:style>
    <style:style style:name="P369" style:parent-style-name="Standard" style:family="paragraph">
      <style:paragraph-properties fo:text-align="justify"/>
      <style:text-properties style:font-name="Cabin" fo:language="fr" fo:country="FR"/>
    </style:style>
    <style:style style:name="P370" style:parent-style-name="Standard" style:family="paragraph">
      <style:text-properties style:font-name="Cabin" fo:language="fr" fo:country="FR"/>
    </style:style>
    <style:style style:name="P371" style:parent-style-name="Standard" style:family="paragraph">
      <style:text-properties style:font-name="Cabin" fo:language="fr" fo:country="FR"/>
    </style:style>
    <style:style style:name="P372" style:parent-style-name="Standard" style:family="paragraph">
      <style:text-properties style:font-name="Cabin" fo:language="fr" fo:country="FR"/>
    </style:style>
    <style:style style:name="P373" style:parent-style-name="Standard" style:family="paragraph">
      <style:paragraph-properties fo:text-align="justify"/>
      <style:text-properties style:font-name="Cabin" fo:language="fr" fo:country="FR"/>
    </style:style>
    <style:style style:name="P374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1E1F22"/>
      </style:paragraph-properties>
      <style:text-properties fo:hyphenate="true"/>
    </style:style>
    <style:style style:name="T37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7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9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9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P397" style:parent-style-name="Standard" style:family="paragraph">
      <style:paragraph-properties fo:text-align="justify"/>
      <style:text-properties style:font-name="Cabin" fo:language="fr" fo:country="FR"/>
    </style:style>
    <style:style style:name="P398" style:parent-style-name="Standard" style:family="paragraph">
      <style:paragraph-properties fo:text-align="justify"/>
      <style:text-properties style:font-name="Cabin" fo:language="fr" fo:country="FR"/>
    </style:style>
    <style:style style:name="P399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400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1E1F22"/>
      </style:paragraph-properties>
      <style:text-properties fo:hyphenate="true"/>
    </style:style>
    <style:style style:name="T40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0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0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1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1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1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2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3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P434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435" style:parent-style-name="Standard" style:family="paragraph">
      <style:paragraph-properties fo:border="0.0034in solid #000000" fo:padding="0.0138in" style:shadow="none" fo:background-color="#EEEEEE">
        <style:background-fill draw:fill="solid" draw:fill-color="#EEEEEE"/>
      </style:paragraph-properties>
      <style:text-properties style:font-name="Courier" fo:language="fr" fo:country="FR"/>
    </style:style>
    <style:style style:name="P436" style:parent-style-name="Standard" style:family="paragraph">
      <style:paragraph-properties fo:text-align="justify"/>
      <style:text-properties style:font-name="Cabin" fo:language="fr" fo:country="FR"/>
    </style:style>
    <style:style style:name="P437" style:parent-style-name="Standard" style:family="paragraph">
      <style:paragraph-properties fo:text-align="justify"/>
      <style:text-properties style:font-name="Cabin" fo:language="fr" fo:country="FR"/>
    </style:style>
    <style:style style:name="P438" style:parent-style-name="Standard" style:family="paragraph">
      <style:paragraph-properties fo:text-align="justify"/>
    </style:style>
    <style:style style:name="T439" style:parent-style-name="Policepardéfaut" style:family="text">
      <style:text-properties style:font-name="Cabin" fo:language="fr" fo:country="FR"/>
    </style:style>
    <style:style style:name="T440" style:parent-style-name="Policepardéfaut" style:family="text">
      <style:text-properties style:font-name="Courier" fo:language="fr" fo:country="FR"/>
    </style:style>
    <style:style style:name="T441" style:parent-style-name="Policepardéfaut" style:family="text">
      <style:text-properties style:font-name="Cabin" fo:language="fr" fo:country="FR"/>
    </style:style>
    <style:style style:name="P442" style:parent-style-name="Standard" style:family="paragraph">
      <style:paragraph-properties fo:text-align="justify"/>
      <style:text-properties style:font-name="Cabin" fo:language="fr" fo:country="FR"/>
    </style:style>
    <style:style style:name="P443" style:parent-style-name="Standard" style:family="paragraph">
      <style:paragraph-properties fo:text-align="justify"/>
      <style:text-properties style:font-name="Cabin" fo:language="fr" fo:country="FR"/>
    </style:style>
    <style:style style:name="P444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1E1F22"/>
      </style:paragraph-properties>
      <style:text-properties fo:hyphenate="true"/>
    </style:style>
    <style:style style:name="T44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4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4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US" style:language-complex="ar" style:country-complex="SA"/>
    </style:style>
    <style:style style:name="T4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5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46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46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4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8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8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4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9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4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9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0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1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1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1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1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1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2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2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3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33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3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3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4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49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5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6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5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5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89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9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5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9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1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29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3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6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5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7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9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9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9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9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9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9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70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70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P711" style:parent-style-name="Standard" style:family="paragraph">
      <style:paragraph-properties fo:text-align="justify"/>
      <style:text-properties style:font-name="Cabin" fo:language="fr" fo:country="FR"/>
    </style:style>
  </office:automatic-styles>
  <office:body>
    <office:text text:use-soft-page-breaks="true">
      <text:p text:style-name="P1">Programmation Java @ Et3</text:p>
      <text:p text:style-name="P2">Polytech Paris-Saclay | 2025-26</text:p>
      <text:p text:style-name="P3"/>
      <text:p text:style-name="P4"/>
      <text:p text:style-name="P5"><text:span text:style-name="T6">Nom :</text:span><text:span text:style-name="T7"><text:s/>...</text:span></text:p>
      <text:p text:style-name="P8"><text:span text:style-name="T9">Prénom :</text:span><text:span text:style-name="T10"><text:s/>...</text:span></text:p>
      <text:p text:style-name="P11"/>
      <text:p text:style-name="P12"/>
      <text:p text:style-name="P13"/>
      <text:p text:style-name="P14">Exercice 2</text:p>
      <text:p text:style-name="P15"/>
      <text:p text:style-name="P16"/>
      <text:p text:style-name="P17">Vous allez développer une classe utilitaire en Java permettant de réaliser divers traitements sur des tableaux d’entiers.</text:p>
      <text:p text:style-name="P18"/>
      <text:p text:style-name="Standard"><text:span text:style-name="T19">1. Créez une classe au nom approprié dans un<text:s/></text:span><text:span text:style-name="T20">package</text:span><text:span text:style-name="T21"><text:s/>pertinent. Ajoutez une méthode statique à votre classe permettant de créer un tableau d’entiers (int[]) à partir d’un tableau de chaı̂nes de caractères (String[]).</text:span></text:p>
      <text:p text:style-name="P22">#2.1.1 code de la classe</text:p>
      <text:p text:style-name="P23"><text:span text:style-name="T24">public class<text:s/></text:span><text:span text:style-name="T25">tabUtil {</text:span><text:span text:style-name="T26"><text:line-break/><text:s text:c="4"/></text:span><text:span text:style-name="T27">public static int</text:span><text:span text:style-name="T28">[]<text:s/></text:span><text:span text:style-name="T29">stringToInt<text:s/></text:span><text:span text:style-name="T30">(String[] tabString) {</text:span><text:span text:style-name="T31"><text:line-break/><text:s text:c="8"/></text:span><text:span text:style-name="T32">int</text:span><text:span text:style-name="T33">[] tabInt =<text:s/></text:span><text:span text:style-name="T34">new int</text:span><text:span text:style-name="T35">[tabString.</text:span><text:span text:style-name="T36">length</text:span><text:span text:style-name="T37">];</text:span><text:span text:style-name="T38"><text:line-break/><text:s text:c="8"/></text:span><text:span text:style-name="T39">for<text:s/></text:span><text:span text:style-name="T40">(</text:span><text:span text:style-name="T41">int<text:s/></text:span><text:span text:style-name="T42">i=</text:span><text:span text:style-name="T43">0</text:span><text:span text:style-name="T44">; i&lt;tabString.</text:span><text:span text:style-name="T45">length</text:span><text:span text:style-name="T46">; i++) {</text:span><text:span text:style-name="T47"><text:line-break/><text:s text:c="12"/>tabInt[i] = Integer.</text:span><text:span text:style-name="T48">parseInt</text:span><text:span text:style-name="T49">(tabString[i]);</text:span><text:span text:style-name="T50"><text:line-break/><text:s text:c="8"/>}</text:span><text:span text:style-name="T51"><text:line-break/><text:s text:c="8"/></text:span><text:span text:style-name="T52">return<text:s/></text:span><text:span text:style-name="T53">tabInt;</text:span><text:span text:style-name="T54"><text:line-break/><text:s text:c="4"/>}</text:span><text:span text:style-name="T55"><text:line-break/>}</text:span></text:p>
      <text:p text:style-name="P56"/>
      <text:p text:style-name="P57"><text:span text:style-name="T58">#2.1.2 Pourquoi est-il utile d'associer notre classe à un<text:s/></text:span><text:span text:style-name="T59">package</text:span><text:span text:style-name="T60"><text:s/>?</text:span></text:p>
      <text:p text:style-name="P61">Par clarté, pour séparer les « outils » du reste du projet et les rendre réutilisable au même endroit</text:p>
      <text:p text:style-name="P62"/>
      <text:p text:style-name="P63"/>
      <text:p text:style-name="P64"><text:span text:style-name="T65">#2.1.3 Comment la méthode de conversion doit-elle se comporter en cas de problème de conversion,<text:s/></text:span><text:span text:style-name="T66">i.e.</text:span><text:span text:style-name="T67"><text:s/>si une des chaı̂nes du tableau ne peut pas être convertie en entier à l’exécution ?</text:span></text:p>
      <text:p text:style-name="P68">Elle change cette valeur en 0 et envoie un message pour prévenir</text:p>
      <text:p text:style-name="P69"/>
      <text:p text:style-name="P70"/>
      <text:p text:style-name="P71"><text:span text:style-name="T72">2. Ajoutez une méthode<text:s/></text:span><text:span text:style-name="T73">main</text:span><text:span text:style-name="T74"><text:s/>à cette classe pour tester la méthode précédente en lui transmettant le tableau de paramètres lu depuis la ligne de commandes.</text:span></text:p>
      <text:p text:style-name="P75"/>
      <text:p text:style-name="P76"><text:span text:style-name="T77">#2.2.1 méthode<text:s/></text:span><text:span text:style-name="T78">main</text:span></text:p>
      <text:p text:style-name="P79"><text:span text:style-name="T80">public static void<text:s/></text:span><text:span text:style-name="T81">main</text:span><text:span text:style-name="T82">(String[] args) {</text:span><text:span text:style-name="T83"><text:line-break/><text:s text:c="4"/></text:span><text:span text:style-name="T84">// TEST stringToInt</text:span><text:span text:style-name="T85"><text:line-break/><text:s text:c="4"/></text:span><text:span text:style-name="T86">System.</text:span><text:span text:style-name="T87">out</text:span><text:span text:style-name="T88">.println(</text:span><text:span text:style-name="T89">"TEST stringToInt STRING VALIDE : "<text:s/></text:span><text:span text:style-name="T90">+ (Arrays.</text:span><text:span text:style-name="T91">equals</text:span><text:span text:style-name="T92">(</text:span><text:span text:style-name="T93">stringToInt</text:span><text:span text:style-name="T94">(</text:span><text:span text:style-name="T95">new<text:s/></text:span><text:span text:style-name="T96">String[]{</text:span><text:span text:style-name="T97">"34"</text:span><text:span text:style-name="T98">,<text:s/></text:span><text:span text:style-name="T99">"4"</text:span><text:span text:style-name="T100">,<text:s/></text:span><text:span text:style-name="T101">"50342"</text:span><text:span text:style-name="T102">}),<text:s/></text:span><text:span text:style-name="T103">new int</text:span><text:span text:style-name="T104">[]{</text:span><text:span text:style-name="T105">34</text:span><text:span text:style-name="T106">,<text:s/></text:span><text:span text:style-name="T107">4</text:span><text:span text:style-name="T108">,<text:s/></text:span><text:span text:style-name="T109">50342</text:span><text:span text:style-name="T110">}) ?<text:s/></text:span><text:span text:style-name="T111">"OK"<text:s/></text:span><text:span text:style-name="T112">:<text:s/></text:span><text:span text:style-name="T113">"FAIL"</text:span><text:span text:style-name="T114">));</text:span><text:span text:style-name="T115"><text:line-break/><text:s text:c="4"/>System.</text:span><text:span text:style-name="T116">out</text:span><text:span text:style-name="T117">.println(</text:span><text:span text:style-name="T118">"TEST stringToInt STRING NON VALIDE : "<text:s/></text:span><text:span text:style-name="T119">+ (Arrays.</text:span><text:span text:style-name="T120">equals</text:span><text:span text:style-name="T121">(</text:span><text:span text:style-name="T122">stringToInt</text:span><text:span text:style-name="T123">(</text:span><text:span text:style-name="T124">new<text:s/></text:span><text:span text:style-name="T125">String[]{</text:span><text:span text:style-name="T126">"34"</text:span><text:span text:style-name="T127">,<text:s/></text:span><text:span text:style-name="T128">"e"</text:span><text:span text:style-name="T129">,<text:s/></text:span><text:span text:style-name="T130">"50342"</text:span><text:span text:style-name="T131">}),<text:s/></text:span><text:span text:style-name="T132">new int</text:span><text:span text:style-name="T133">[]{</text:span><text:span text:style-name="T134">34</text:span><text:span text:style-name="T135">,<text:s/></text:span><text:span text:style-name="T136">0</text:span><text:span text:style-name="T137">,<text:s/></text:span><text:soft-page-break/><text:span text:style-name="T138">50342</text:span><text:span text:style-name="T139">}) ?<text:s/></text:span><text:span text:style-name="T140">"OK"<text:s/></text:span><text:span text:style-name="T141">:<text:s/></text:span><text:span text:style-name="T142">"FAIL"</text:span><text:span text:style-name="T143">));</text:span><text:span text:style-name="T144"><text:line-break/>}</text:span></text:p>
      <text:p text:style-name="P145"/>
      <text:p text:style-name="P146"/>
      <text:p text:style-name="P147">3. Ajoutez une méthode de classe affichant le contenu d’un tableau d’entiers passé en paramètres.</text:p>
      <text:p text:style-name="P148"/>
      <text:p text:style-name="P149">#2.3.1 méthode ajoutée</text:p>
      <text:p text:style-name="P150"><text:span text:style-name="T151">public static void<text:s/></text:span><text:span text:style-name="T152">printTab</text:span><text:span text:style-name="T153">(</text:span><text:span text:style-name="T154">int</text:span><text:span text:style-name="T155">[] tab) {</text:span><text:span text:style-name="T156"><text:line-break/><text:s text:c="4"/>java.lang.StringBuilder p =<text:s/></text:span><text:span text:style-name="T157">new<text:s/></text:span><text:span text:style-name="T158">StringBuilder();</text:span><text:span text:style-name="T159"><text:line-break/><text:s text:c="4"/>p.append(</text:span><text:span text:style-name="T160">"["</text:span><text:span text:style-name="T161">);</text:span><text:span text:style-name="T162"><text:line-break/><text:s text:c="4"/></text:span><text:span text:style-name="T163">for<text:s/></text:span><text:span text:style-name="T164">(</text:span><text:span text:style-name="T165">int<text:s/></text:span><text:span text:style-name="T166">i=</text:span><text:span text:style-name="T167">0</text:span><text:span text:style-name="T168">; i&lt;tab.</text:span><text:span text:style-name="T169">length</text:span><text:span text:style-name="T170">; i++) {</text:span><text:span text:style-name="T171"><text:line-break/><text:s text:c="8"/>p.append(tab[i]);</text:span><text:span text:style-name="T172"><text:line-break/><text:s text:c="8"/></text:span><text:span text:style-name="T173">if<text:s/></text:span><text:span text:style-name="T174">(i!=tab.</text:span><text:span text:style-name="T175">length</text:span><text:span text:style-name="T176">-</text:span><text:span text:style-name="T177">1</text:span><text:span text:style-name="T178">) p.append(</text:span><text:span text:style-name="T179">","</text:span><text:span text:style-name="T180">);</text:span><text:span text:style-name="T181"><text:line-break/><text:s text:c="4"/>}</text:span><text:span text:style-name="T182"><text:line-break/><text:s text:c="4"/>p.append(</text:span><text:span text:style-name="T183">"]"</text:span><text:span text:style-name="T184">);</text:span><text:span text:style-name="T185"><text:line-break/><text:s text:c="4"/>System.</text:span><text:span text:style-name="T186">out</text:span><text:span text:style-name="T187">.println(p);</text:span><text:span text:style-name="T188"><text:line-break/>}</text:span></text:p>
      <text:p text:style-name="P189"/>
      <text:p text:style-name="P190">#2.3.2 Que se passe-t-il au niveau de la machine virtuelle en cas de dépassement de lecture des éléments d’un tableau, par exemple dans la méthode précédente ? Pourquoi ceci n’a-t-il pas mené à une erreur de compilation ? Peut-on, et doit-on, pouvoir récupérer d’une telle erreur ?</text:p>
      <text:p text:style-name="P191">...</text:p>
      <text:p text:style-name="P192"/>
      <text:p text:style-name="P193"/>
      <text:p text:style-name="P194"/>
      <text:p text:style-name="P195">4. Ajoutez une méthode à la classe retournant la valeur maximale des valeurs d’un tableau d’entiers passé en paramètre. Pensez à une valeur adaptée dans le cas d'un tableau vide.</text:p>
      <text:p text:style-name="P196"/>
      <text:p text:style-name="P197">#2.4.1 méthode ajoutée</text:p>
      <text:p text:style-name="P198"><text:span text:style-name="T199">public static int<text:s/></text:span><text:span text:style-name="T200">max</text:span><text:span text:style-name="T201">(</text:span><text:span text:style-name="T202">int</text:span><text:span text:style-name="T203">[] tab) {</text:span><text:span text:style-name="T204"><text:line-break/><text:s text:c="4"/></text:span><text:span text:style-name="T205">if<text:s/></text:span><text:span text:style-name="T206">(tab.</text:span><text:span text:style-name="T207">length</text:span><text:span text:style-name="T208">==</text:span><text:span text:style-name="T209">0</text:span><text:span text:style-name="T210">)<text:s/></text:span><text:span text:style-name="T211">return<text:s/></text:span><text:span text:style-name="T212">Integer.</text:span><text:span text:style-name="T213">MIN_VALUE</text:span><text:span text:style-name="T214">;<text:s/></text:span><text:span text:style-name="T215">// Si tableau vide, renvoie valeur minimum d'un entier, pour ne pas fausser les comparaisons</text:span><text:span text:style-name="T216"><text:line-break/><text:s text:c="4"/></text:span><text:span text:style-name="T217">int<text:s/></text:span><text:span text:style-name="T218">max = tab[</text:span><text:span text:style-name="T219">0</text:span><text:span text:style-name="T220">];</text:span><text:span text:style-name="T221"><text:line-break/><text:s text:c="4"/></text:span><text:span text:style-name="T222">for<text:s/></text:span><text:span text:style-name="T223">(</text:span><text:span text:style-name="T224">int<text:s/></text:span><text:span text:style-name="T225">i=</text:span><text:span text:style-name="T226">0</text:span><text:span text:style-name="T227">; i&lt;tab.</text:span><text:span text:style-name="T228">length</text:span><text:span text:style-name="T229">; i++) {</text:span><text:span text:style-name="T230"><text:line-break/><text:s text:c="8"/></text:span><text:span text:style-name="T231">if<text:s/></text:span><text:span text:style-name="T232">(tab[i]&gt;max) max = tab[i];</text:span><text:span text:style-name="T233"><text:line-break/><text:s text:c="4"/>}</text:span><text:span text:style-name="T234"><text:line-break/><text:s text:c="4"/></text:span><text:span text:style-name="T235">return<text:s/></text:span><text:span text:style-name="T236">max;</text:span><text:span text:style-name="T237"><text:line-break/>}</text:span></text:p>
      <text:p text:style-name="P238"/>
      <text:p text:style-name="P239">#2.4.2 test de la méthode ajoutée</text:p>
      <text:p text:style-name="P240">Test dans le main :</text:p>
      <text:p text:style-name="P241"><text:span text:style-name="T242">// TEST max</text:span><text:span text:style-name="T243"><text:line-break/></text:span><text:span text:style-name="T244">System.</text:span><text:span text:style-name="T245">out</text:span><text:span text:style-name="T246">.println(</text:span><text:span text:style-name="T247">"TEST max : "<text:s/></text:span><text:span text:style-name="T248">+ (</text:span><text:span text:style-name="T249">max</text:span><text:span text:style-name="T250">(</text:span><text:span text:style-name="T251">new int</text:span><text:span text:style-name="T252">[]{</text:span><text:span text:style-name="T253">34</text:span><text:span text:style-name="T254">,<text:s/></text:span><text:span text:style-name="T255">4</text:span><text:span text:style-name="T256">,<text:s/></text:span><text:span text:style-name="T257">50342</text:span><text:span text:style-name="T258">}) ==<text:s/></text:span><text:span text:style-name="T259">50342<text:s/></text:span><text:span text:style-name="T260">?<text:s/></text:span><text:span text:style-name="T261">"OK"<text:s/></text:span><text:span text:style-name="T262">:<text:s/></text:span><text:span text:style-name="T263">"FAIL"</text:span><text:span text:style-name="T264">));</text:span><text:span text:style-name="T265"><text:line-break/>System.</text:span><text:span text:style-name="T266">out</text:span><text:span text:style-name="T267">.println(</text:span><text:span text:style-name="T268">"TEST max TABLEAU VIDE : "<text:s/></text:span><text:span text:style-name="T269">+ (</text:span><text:span text:style-name="T270">max</text:span><text:span text:style-name="T271">(</text:span><text:span text:style-name="T272">new int</text:span><text:span text:style-name="T273">[]{}) == Integer.</text:span><text:span text:style-name="T274">MIN_VALUE<text:s/></text:span><text:span text:style-name="T275">?<text:s/></text:span><text:span text:style-name="T276">"OK"<text:s/></text:span><text:span text:style-name="T277">:<text:s/></text:span><text:span text:style-name="T278">"FAIL"</text:span><text:span text:style-name="T279">));</text:span></text:p>
      <text:p text:style-name="P280">Resultat :</text:p>
      <text:p text:style-name="P281">TEST max : OK</text:p>
      <text:p text:style-name="P282">TEST max TABLEAU VIDE : OK</text:p>
      <text:p text:style-name="P283"/>
      <text:p text:style-name="P284"/>
      <text:p text:style-name="P285">5. On souhaite ajouter une méthode de classe qui permettrait d’échanger la valeur minimale d’un premier tableau d’entiers transmis en paramètre avec la valeur maximale d’un second tableau d’entiers.</text:p>
      <text:p text:style-name="P286"/>
      <text:soft-page-break/>
      <text:p text:style-name="P287">#2.5.1 méthode ajoutée si cela est possible</text:p>
      <text:p text:style-name="P288"><text:span text:style-name="T289">public static void<text:s/></text:span><text:span text:style-name="T290">minToMax</text:span><text:span text:style-name="T291">(</text:span><text:span text:style-name="T292">int</text:span><text:span text:style-name="T293">[] tabMin,<text:s/></text:span><text:span text:style-name="T294">int</text:span><text:span text:style-name="T295">[] tabMax) {<text:s/></text:span><text:span text:style-name="T296">// Echange min de tabMin avec max de tabMax</text:span><text:span text:style-name="T297"><text:line-break/><text:s text:c="4"/></text:span><text:span text:style-name="T298">for<text:s/></text:span><text:span text:style-name="T299">(</text:span><text:span text:style-name="T300">int<text:s/></text:span><text:span text:style-name="T301">i=</text:span><text:span text:style-name="T302">0</text:span><text:span text:style-name="T303">; i&lt;tabMin.</text:span><text:span text:style-name="T304">length</text:span><text:span text:style-name="T305">; i++) {</text:span><text:span text:style-name="T306"><text:line-break/><text:s text:c="8"/></text:span><text:span text:style-name="T307">if<text:s/></text:span><text:span text:style-name="T308">(tabMin[i]==</text:span><text:span text:style-name="T309">min</text:span><text:span text:style-name="T310">(tabMin)) tabMin[i]=</text:span><text:span text:style-name="T311">max</text:span><text:span text:style-name="T312">(tabMax);<text:s/></text:span><text:span text:style-name="T313">// Complexité médiocre</text:span><text:span text:style-name="T314"><text:line-break/><text:s text:c="4"/></text:span><text:span text:style-name="T315">}</text:span><text:span text:style-name="T316"><text:line-break/>}</text:span></text:p>
      <text:p text:style-name="P317"/>
      <text:p text:style-name="P318">#2.5.2 test de la méthode ajoutée</text:p>
      <text:p text:style-name="P319">Test dans le main :</text:p>
      <text:p text:style-name="P320"><text:span text:style-name="T321">// TEST minToMax</text:span><text:span text:style-name="T322"><text:line-break/></text:span><text:span text:style-name="T323">int</text:span><text:span text:style-name="T324">[] tabMin =<text:s/></text:span><text:span text:style-name="T325">new int</text:span><text:span text:style-name="T326">[]{</text:span><text:span text:style-name="T327">34</text:span><text:span text:style-name="T328">,<text:s/></text:span><text:span text:style-name="T329">4</text:span><text:span text:style-name="T330">,<text:s/></text:span><text:span text:style-name="T331">50342</text:span><text:span text:style-name="T332">};</text:span><text:span text:style-name="T333"><text:line-break/></text:span><text:span text:style-name="T334">int</text:span><text:span text:style-name="T335">[] tabMax =<text:s/></text:span><text:span text:style-name="T336">new int</text:span><text:span text:style-name="T337">[]{</text:span><text:span text:style-name="T338">459</text:span><text:span text:style-name="T339">,<text:s/></text:span><text:span text:style-name="T340">35</text:span><text:span text:style-name="T341">,<text:s/></text:span><text:span text:style-name="T342">143</text:span><text:span text:style-name="T343">};</text:span><text:span text:style-name="T344"><text:line-break/></text:span><text:span text:style-name="T345">minToMax</text:span><text:span text:style-name="T346">(tabMin,tabMax);</text:span><text:span text:style-name="T347"><text:line-break/>System.</text:span><text:span text:style-name="T348">out</text:span><text:span text:style-name="T349">.println(</text:span><text:span text:style-name="T350">"TEST minToMax : "<text:s/></text:span><text:span text:style-name="T351">+ (Arrays.</text:span><text:span text:style-name="T352">equals</text:span><text:span text:style-name="T353">(tabMin,<text:s/></text:span><text:span text:style-name="T354">new int</text:span><text:span text:style-name="T355">[]{</text:span><text:span text:style-name="T356">34</text:span><text:span text:style-name="T357">,<text:s/></text:span><text:span text:style-name="T358">459</text:span><text:span text:style-name="T359">,<text:s/></text:span><text:span text:style-name="T360">50342</text:span><text:span text:style-name="T361">}) ?<text:s/></text:span><text:span text:style-name="T362">"OK"<text:s/></text:span><text:span text:style-name="T363">:<text:s/></text:span><text:span text:style-name="T364">"FAIL"</text:span><text:span text:style-name="T365">));</text:span></text:p>
      <text:p text:style-name="P366">Resultat :</text:p>
      <text:p text:style-name="P367">TEST minToMax : OK</text:p>
      <text:p text:style-name="P368"/>
      <text:p text:style-name="P369"/>
      <text:p text:style-name="P370"/>
      <text:p text:style-name="P371">6. On souhaite maintenant ajouter une méthode de classe qui retourne la somme des entiers transmis en acceptant un nombre quelconque d’entiers directement en paramètres de la méthode.</text:p>
      <text:p text:style-name="P372"/>
      <text:p text:style-name="P373">#2.6.1 méthode ajoutée si cela est possible</text:p>
      <text:p text:style-name="P374"><text:span text:style-name="T375">public static int<text:s/></text:span><text:span text:style-name="T376">sumItems</text:span><text:span text:style-name="T377">(</text:span><text:span text:style-name="T378">int</text:span><text:span text:style-name="T379">... items) {<text:s/></text:span><text:span text:style-name="T380">// Retourne la somme de tout les elements passées en paramètre</text:span><text:span text:style-name="T381"><text:line-break/><text:s text:c="4"/></text:span><text:span text:style-name="T382">int<text:s/></text:span><text:span text:style-name="T383">sum =<text:s/></text:span><text:span text:style-name="T384">0</text:span><text:span text:style-name="T385">;</text:span><text:span text:style-name="T386"><text:line-break/><text:s text:c="4"/></text:span><text:span text:style-name="T387">for<text:s/></text:span><text:span text:style-name="T388">(</text:span><text:span text:style-name="T389">int<text:s/></text:span><text:span text:style-name="T390">item : items) {</text:span><text:span text:style-name="T391"><text:line-break/><text:s text:c="8"/>sum += item;</text:span><text:span text:style-name="T392"><text:line-break/><text:s text:c="4"/>}</text:span><text:span text:style-name="T393"><text:line-break/><text:s text:c="4"/></text:span><text:span text:style-name="T394">return<text:s/></text:span><text:span text:style-name="T395">sum;</text:span><text:span text:style-name="T396"><text:line-break/>}</text:span></text:p>
      <text:p text:style-name="P397"/>
      <text:p text:style-name="P398">#2.6.2 test de la méthode ajoutée</text:p>
      <text:p text:style-name="P399">Test dans le main :</text:p>
      <text:p text:style-name="P400"><text:span text:style-name="T401">// TEST sum</text:span><text:span text:style-name="T402"><text:line-break/></text:span><text:span text:style-name="T403">System.</text:span><text:span text:style-name="T404">out</text:span><text:span text:style-name="T405">.println(</text:span><text:span text:style-name="T406">"TEST sumItems : "<text:s/></text:span><text:span text:style-name="T407">+ (</text:span><text:span text:style-name="T408">sumItems</text:span><text:span text:style-name="T409">(</text:span><text:span text:style-name="T410">4</text:span><text:span text:style-name="T411">,</text:span><text:span text:style-name="T412">3</text:span><text:span text:style-name="T413">,</text:span><text:span text:style-name="T414">3</text:span><text:span text:style-name="T415">,</text:span><text:span text:style-name="T416">95</text:span><text:span text:style-name="T417">,</text:span><text:span text:style-name="T418">39481</text:span><text:span text:style-name="T419">)==</text:span><text:span text:style-name="T420">4</text:span><text:span text:style-name="T421">+</text:span><text:span text:style-name="T422">3</text:span><text:span text:style-name="T423">+</text:span><text:span text:style-name="T424">3</text:span><text:span text:style-name="T425">+</text:span><text:span text:style-name="T426">95</text:span><text:span text:style-name="T427">+</text:span><text:span text:style-name="T428">39481<text:s/></text:span><text:span text:style-name="T429">?<text:s/></text:span><text:span text:style-name="T430">"OK"<text:s/></text:span><text:span text:style-name="T431">:<text:s/></text:span><text:span text:style-name="T432">"FAIL"</text:span><text:span text:style-name="T433">));</text:span></text:p>
      <text:p text:style-name="P434">Resultat :</text:p>
      <text:p text:style-name="P435">TEST sumItems : OK</text:p>
      <text:p text:style-name="P436"/>
      <text:p text:style-name="P437"/>
      <text:p text:style-name="P438"><text:span text:style-name="T439">7. Testez votre classe depuis la méthode<text:s/></text:span><text:span text:style-name="T440">main</text:span><text:span text:style-name="T441"><text:s/>d’une nouvelle classe d'un autre package de votre choix (en simulant donc l’utilisation de votre classe utilitaire par un code indépendant).</text:span></text:p>
      <text:p text:style-name="P442"/>
      <text:p text:style-name="P443">#2.7.1 code de la classe ajoutée</text:p>
      <text:p text:style-name="P444"><text:span text:style-name="T445">package<text:s/></text:span><text:span text:style-name="T446">test;</text:span><text:span text:style-name="T447"><text:line-break/></text:span><text:span text:style-name="T448"><text:line-break/></text:span><text:span text:style-name="T449">import<text:s/></text:span><text:span text:style-name="T450">util.tabUtil;</text:span><text:span text:style-name="T451"><text:line-break/></text:span><text:span text:style-name="T452"><text:line-break/></text:span><text:span text:style-name="T453">import<text:s/></text:span><text:span text:style-name="T454">java.util.Arrays;</text:span><text:span text:style-name="T455"><text:line-break/></text:span><text:span text:style-name="T456"><text:line-break/></text:span><text:span text:style-name="T457">public class<text:s/></text:span><text:span text:style-name="T458">testUtil {</text:span><text:span text:style-name="T459"><text:line-break/><text:s text:c="4"/></text:span><text:span text:style-name="T460">public static void<text:s/></text:span><text:span text:style-name="T461">main</text:span><text:span text:style-name="T462">(String[] args) {</text:span><text:span text:style-name="T463"><text:line-break/></text:span><text:soft-page-break/><text:span text:style-name="T464"><text:s text:c="8"/></text:span><text:span text:style-name="T465">// TEST stringToInt</text:span><text:span text:style-name="T466"><text:line-break/><text:s text:c="8"/></text:span><text:span text:style-name="T467">System.</text:span><text:span text:style-name="T468">out</text:span><text:span text:style-name="T469">.println(</text:span><text:span text:style-name="T470">"TEST stringToInt STRING VALIDE : "<text:s/></text:span><text:span text:style-name="T471">+ (Arrays.</text:span><text:span text:style-name="T472">equals</text:span><text:span text:style-name="T473">(tabUtil.</text:span><text:span text:style-name="T474">stringToInt</text:span><text:span text:style-name="T475">(</text:span><text:span text:style-name="T476">new<text:s/></text:span><text:span text:style-name="T477">String[]{</text:span><text:span text:style-name="T478">"34"</text:span><text:span text:style-name="T479">,<text:s/></text:span><text:span text:style-name="T480">"4"</text:span><text:span text:style-name="T481">,<text:s/></text:span><text:span text:style-name="T482">"50342"</text:span><text:span text:style-name="T483">}),<text:s/></text:span><text:span text:style-name="T484">new int</text:span><text:span text:style-name="T485">[]{</text:span><text:span text:style-name="T486">34</text:span><text:span text:style-name="T487">,<text:s/></text:span><text:span text:style-name="T488">4</text:span><text:span text:style-name="T489">,<text:s/></text:span><text:span text:style-name="T490">50342</text:span><text:span text:style-name="T491">}) ?<text:s/></text:span><text:span text:style-name="T492">"OK"<text:s/></text:span><text:span text:style-name="T493">:<text:s/></text:span><text:span text:style-name="T494">"FAIL"</text:span><text:span text:style-name="T495">));</text:span><text:span text:style-name="T496"><text:line-break/><text:s text:c="8"/>System.</text:span><text:span text:style-name="T497">out</text:span><text:span text:style-name="T498">.println(</text:span><text:span text:style-name="T499">"TEST stringToInt STRING NON VALIDE : "<text:s/></text:span><text:span text:style-name="T500">+ (Arrays.</text:span><text:span text:style-name="T501">equals</text:span><text:span text:style-name="T502">(tabUtil.</text:span><text:span text:style-name="T503">stringToInt</text:span><text:span text:style-name="T504">(</text:span><text:span text:style-name="T505">new<text:s/></text:span><text:span text:style-name="T506">String[]{</text:span><text:span text:style-name="T507">"34"</text:span><text:span text:style-name="T508">,<text:s/></text:span><text:span text:style-name="T509">"e"</text:span><text:span text:style-name="T510">,<text:s/></text:span><text:span text:style-name="T511">"50342"</text:span><text:span text:style-name="T512">}),<text:s/></text:span><text:span text:style-name="T513">new int</text:span><text:span text:style-name="T514">[]{</text:span><text:span text:style-name="T515">34</text:span><text:span text:style-name="T516">,<text:s/></text:span><text:span text:style-name="T517">0</text:span><text:span text:style-name="T518">,<text:s/></text:span><text:span text:style-name="T519">50342</text:span><text:span text:style-name="T520">}) ?<text:s/></text:span><text:span text:style-name="T521">"OK"<text:s/></text:span><text:span text:style-name="T522">:<text:s/></text:span><text:span text:style-name="T523">"FAIL"</text:span><text:span text:style-name="T524">));</text:span><text:span text:style-name="T525"><text:line-break/><text:s text:c="8"/>tabUtil.</text:span><text:span text:style-name="T526">printTab</text:span><text:span text:style-name="T527">(tabUtil.</text:span><text:span text:style-name="T528">stringToInt</text:span><text:span text:style-name="T529">(args));</text:span><text:span text:style-name="T530"><text:line-break/></text:span><text:span text:style-name="T531"><text:line-break/></text:span><text:span text:style-name="T532"><text:line-break/><text:s text:c="8"/></text:span><text:span text:style-name="T533">// TEST printTab</text:span><text:span text:style-name="T534"><text:line-break/><text:s text:c="8"/></text:span><text:span text:style-name="T535">tabUtil.</text:span><text:span text:style-name="T536">printTab</text:span><text:span text:style-name="T537">(</text:span><text:span text:style-name="T538">new int</text:span><text:span text:style-name="T539">[]{</text:span><text:span text:style-name="T540">2</text:span><text:span text:style-name="T541">,</text:span><text:span text:style-name="T542">4</text:span><text:span text:style-name="T543">,</text:span><text:span text:style-name="T544">3905</text:span><text:span text:style-name="T545">});</text:span><text:span text:style-name="T546"><text:line-break/></text:span><text:span text:style-name="T547"><text:line-break/><text:s text:c="8"/></text:span><text:span text:style-name="T548">// TEST max</text:span><text:span text:style-name="T549"><text:line-break/><text:s text:c="8"/></text:span><text:span text:style-name="T550">System.</text:span><text:span text:style-name="T551">out</text:span><text:span text:style-name="T552">.println(</text:span><text:span text:style-name="T553">"TEST max : "<text:s/></text:span><text:span text:style-name="T554">+ (tabUtil.</text:span><text:span text:style-name="T555">max</text:span><text:span text:style-name="T556">(</text:span><text:span text:style-name="T557">new int</text:span><text:span text:style-name="T558">[]{</text:span><text:span text:style-name="T559">34</text:span><text:span text:style-name="T560">,<text:s/></text:span><text:span text:style-name="T561">4</text:span><text:span text:style-name="T562">,<text:s/></text:span><text:span text:style-name="T563">50342</text:span><text:span text:style-name="T564">}) ==<text:s/></text:span><text:span text:style-name="T565">50342<text:s/></text:span><text:span text:style-name="T566">?<text:s/></text:span><text:span text:style-name="T567">"OK"<text:s/></text:span><text:span text:style-name="T568">:<text:s/></text:span><text:span text:style-name="T569">"FAIL"</text:span><text:span text:style-name="T570">));</text:span><text:span text:style-name="T571"><text:line-break/><text:s text:c="8"/>System.</text:span><text:span text:style-name="T572">out</text:span><text:span text:style-name="T573">.println(</text:span><text:span text:style-name="T574">"TEST max TABLEAU VIDE : "<text:s/></text:span><text:span text:style-name="T575">+ (tabUtil.</text:span><text:span text:style-name="T576">max</text:span><text:span text:style-name="T577">(</text:span><text:span text:style-name="T578">new int</text:span><text:span text:style-name="T579">[]{}) == Integer.</text:span><text:span text:style-name="T580">MIN_VALUE<text:s/></text:span><text:span text:style-name="T581">?<text:s/></text:span><text:span text:style-name="T582">"OK"<text:s/></text:span><text:span text:style-name="T583">:<text:s/></text:span><text:span text:style-name="T584">"FAIL"</text:span><text:span text:style-name="T585">));</text:span><text:span text:style-name="T586"><text:line-break/></text:span><text:span text:style-name="T587"><text:line-break/><text:s text:c="8"/></text:span><text:span text:style-name="T588">// TEST min</text:span><text:span text:style-name="T589"><text:line-break/><text:s text:c="8"/></text:span><text:span text:style-name="T590">System.</text:span><text:span text:style-name="T591">out</text:span><text:span text:style-name="T592">.println(</text:span><text:span text:style-name="T593">"TEST min : "<text:s/></text:span><text:span text:style-name="T594">+ (tabUtil.</text:span><text:span text:style-name="T595">min</text:span><text:span text:style-name="T596">(</text:span><text:span text:style-name="T597">new int</text:span><text:span text:style-name="T598">[]{</text:span><text:span text:style-name="T599">34</text:span><text:span text:style-name="T600">,<text:s/></text:span><text:span text:style-name="T601">4</text:span><text:span text:style-name="T602">,<text:s/></text:span><text:span text:style-name="T603">50342</text:span><text:span text:style-name="T604">}) ==<text:s/></text:span><text:span text:style-name="T605">4<text:s/></text:span><text:span text:style-name="T606">?<text:s/></text:span><text:span text:style-name="T607">"OK"<text:s/></text:span><text:span text:style-name="T608">:<text:s/></text:span><text:span text:style-name="T609">"FAIL"</text:span><text:span text:style-name="T610">));</text:span><text:span text:style-name="T611"><text:line-break/><text:s text:c="8"/>System.</text:span><text:span text:style-name="T612">out</text:span><text:span text:style-name="T613">.println(</text:span><text:span text:style-name="T614">"TEST min TABLEAU VIDE : "<text:s/></text:span><text:span text:style-name="T615">+ (tabUtil.</text:span><text:span text:style-name="T616">min</text:span><text:span text:style-name="T617">(</text:span><text:span text:style-name="T618">new int</text:span><text:span text:style-name="T619">[]{}) == Integer.</text:span><text:span text:style-name="T620">MAX_VALUE<text:s/></text:span><text:span text:style-name="T621">?<text:s/></text:span><text:span text:style-name="T622">"OK"<text:s/></text:span><text:span text:style-name="T623">:<text:s/></text:span><text:span text:style-name="T624">"FAIL"</text:span><text:span text:style-name="T625">));</text:span><text:span text:style-name="T626"><text:line-break/></text:span><text:span text:style-name="T627"><text:line-break/><text:s text:c="8"/></text:span><text:span text:style-name="T628">// TEST minToMax</text:span><text:span text:style-name="T629"><text:line-break/><text:s text:c="8"/></text:span><text:span text:style-name="T630">int</text:span><text:span text:style-name="T631">[] tabMin =<text:s/></text:span><text:span text:style-name="T632">new int</text:span><text:span text:style-name="T633">[]{</text:span><text:span text:style-name="T634">34</text:span><text:span text:style-name="T635">,<text:s/></text:span><text:span text:style-name="T636">4</text:span><text:span text:style-name="T637">,<text:s/></text:span><text:span text:style-name="T638">50342</text:span><text:span text:style-name="T639">};</text:span><text:span text:style-name="T640"><text:line-break/><text:s text:c="8"/></text:span><text:span text:style-name="T641">int</text:span><text:span text:style-name="T642">[] tabMax =<text:s/></text:span><text:span text:style-name="T643">new int</text:span><text:span text:style-name="T644">[]{</text:span><text:span text:style-name="T645">459</text:span><text:span text:style-name="T646">,<text:s/></text:span><text:span text:style-name="T647">35</text:span><text:span text:style-name="T648">,<text:s/></text:span><text:span text:style-name="T649">143</text:span><text:span text:style-name="T650">};</text:span><text:span text:style-name="T651"><text:line-break/><text:s text:c="8"/>tabUtil.</text:span><text:span text:style-name="T652">minToMax</text:span><text:span text:style-name="T653">(tabMin,tabMax);</text:span><text:span text:style-name="T654"><text:line-break/><text:s text:c="8"/>System.</text:span><text:span text:style-name="T655">out</text:span><text:span text:style-name="T656">.println(</text:span><text:span text:style-name="T657">"TEST minToMax : "<text:s/></text:span><text:span text:style-name="T658">+ (Arrays.</text:span><text:span text:style-name="T659">equals</text:span><text:span text:style-name="T660">(tabMin,<text:s/></text:span><text:span text:style-name="T661">new int</text:span><text:span text:style-name="T662">[]{</text:span><text:span text:style-name="T663">34</text:span><text:span text:style-name="T664">,<text:s/></text:span><text:span text:style-name="T665">459</text:span><text:span text:style-name="T666">,<text:s/></text:span><text:span text:style-name="T667">50342</text:span><text:span text:style-name="T668">}) ?<text:s/></text:span><text:span text:style-name="T669">"OK"<text:s/></text:span><text:span text:style-name="T670">:<text:s/></text:span><text:span text:style-name="T671">"FAIL"</text:span><text:span text:style-name="T672">));</text:span><text:span text:style-name="T673"><text:line-break/></text:span><text:span text:style-name="T674"><text:line-break/><text:s text:c="8"/></text:span><text:span text:style-name="T675">// TEST sum</text:span><text:span text:style-name="T676"><text:line-break/><text:s text:c="8"/></text:span><text:span text:style-name="T677">System.</text:span><text:span text:style-name="T678">out</text:span><text:span text:style-name="T679">.println(</text:span><text:span text:style-name="T680">"TEST sumItems : "<text:s/></text:span><text:span text:style-name="T681">+ (tabUtil.</text:span><text:span text:style-name="T682">sumItems</text:span><text:span text:style-name="T683">(</text:span><text:span text:style-name="T684">4</text:span><text:span text:style-name="T685">,</text:span><text:span text:style-name="T686">3</text:span><text:span text:style-name="T687">,</text:span><text:span text:style-name="T688">3</text:span><text:span text:style-name="T689">,</text:span><text:span text:style-name="T690">95</text:span><text:span text:style-name="T691">,</text:span><text:span text:style-name="T692">39481</text:span><text:span text:style-name="T693">)==</text:span><text:span text:style-name="T694">4</text:span><text:span text:style-name="T695">+</text:span><text:span text:style-name="T696">3</text:span><text:span text:style-name="T697">+</text:span><text:span text:style-name="T698">3</text:span><text:span text:style-name="T699">+</text:span><text:span text:style-name="T700">95</text:span><text:span text:style-name="T701">+</text:span><text:span text:style-name="T702">39481<text:s/></text:span><text:span text:style-name="T703">?<text:s/></text:span><text:span text:style-name="T704">"OK"<text:s/></text:span><text:span text:style-name="T705">:<text:s/></text:span><text:span text:style-name="T706">"FAIL"</text:span><text:span text:style-name="T707">));</text:span><text:span text:style-name="T708"><text:line-break/></text:span><text:span text:style-name="T709"><text:line-break/><text:s text:c="4"/>}</text:span><text:span text:style-name="T710"><text:line-break/>}</text:span></text:p>
      <text:p text:style-name="P7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bin" svg:font-family="Cabin" style:font-family-generic="system" style:font-pitch="variable"/>
    <style:font-face style:name="Courier" svg:font-family="Courier" style:font-family-generic="modern" style:font-pitch="fixed" svg:panose-1="2 7 4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Corentin Girard</dc:creator>
    <meta:creation-date>2025-11-14T10:28:00Z</meta:creation-date>
    <dc:date>2025-11-23T12:25:00Z</dc:date>
    <meta:template xlink:href="Normal.dotm" xlink:type="simple"/>
    <meta:editing-cycles>4</meta:editing-cycles>
    <meta:editing-duration>PT13140S</meta:editing-duration>
    <meta:document-statistic meta:page-count="4" meta:paragraph-count="12" meta:word-count="967" meta:character-count="6470" meta:row-count="45" meta:non-whitespace-character-count="5515"/>
  </office:meta>
</office:document-meta>
</file>